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éclaration des réels a, b, c et delta</text:p>
      <text:p text:style-name="Standard"/>
      <text:p text:style-name="Standard">DÉBUT programme principal</text:p>
      <text:p text:style-name="Standard"/>
      <text:p text:style-name="Standard"><text:tab/>ÉCRIRE "Ce programme affiche les racines réelles de <draw:frame draw:style-name="fr1" draw:name="Objet1" text:anchor-type="as-char" svg:y="-0.437cm" svg:width="2.693cm" svg:height="0.529cm" draw:z-index="0"><draw:object xlink:href="./Object 1" xlink:type="simple" xlink:show="embed" xlink:actuate="onLoad"/><draw:image xlink:href="./ObjectReplacements/Object 1" xlink:type="simple" xlink:show="embed" xlink:actuate="onLoad"/></draw:frame> quand elles existent"</text:p>
      <text:p text:style-name="Standard"/>
      <text:p text:style-name="Standard"><text:tab/>FAIRE </text:p>
      <text:p text:style-name="Standard"><text:tab/><text:tab/>LIRE les réels a, b, et c</text:p>
      <text:p text:style-name="Standard"/>
      <text:p text:style-name="Standard"><text:tab/>SI (a est nul) FAIRE</text:p>
      <text:p text:style-name="Standard"><text:tab/><text:tab/>ÉCRIRE "La racine est unique et vaut " <draw:frame draw:style-name="fr1" draw:name="Objet2" text:anchor-type="as-char" svg:y="-0.619cm" svg:width="0.848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tab/>SINON FAIRE</text:p>
      <text:p text:style-name="Standard"><text:tab/><text:tab/>AFFECTER <draw:frame draw:style-name="fr1" draw:name="Objet3" text:anchor-type="as-char" svg:y="-0.437cm" svg:width="1.531cm" svg:height="0.529cm" draw:z-index="2"><draw:object xlink:href="./Object 3" xlink:type="simple" xlink:show="embed" xlink:actuate="onLoad"/><draw:image xlink:href="./ObjectReplacements/Object 3" xlink:type="simple" xlink:show="embed" xlink:actuate="onLoad"/></draw:frame>à delta</text:p>
      <text:p text:style-name="Standard"><text:tab/><text:tab/>SI (delta est négatif) FAIRE</text:p>
      <text:p text:style-name="Standard"><text:tab/><text:tab/><text:tab/>ÉCRIRE "pas de racines réelles"</text:p>
      <text:p text:style-name="Standard"><text:tab/><text:tab/>SINON SI (delta est nul) FAIRE</text:p>
      <text:p text:style-name="Standard"><text:tab/><text:tab/><text:tab/>ÉCRIRE "Racine double, <draw:frame draw:style-name="fr1" draw:name="Objet4" text:anchor-type="as-char" svg:y="-0.377cm" svg:width="1.302cm" svg:height="0.533cm" draw:z-index="3"><draw:object xlink:href="./Object 4" xlink:type="simple" xlink:show="embed" xlink:actuate="onLoad"/><draw:image xlink:href="./ObjectReplacements/Object 4" xlink:type="simple" xlink:show="embed" xlink:actuate="onLoad"/></draw:frame> = " <draw:frame draw:style-name="fr1" draw:name="Objet5" text:anchor-type="as-char" svg:y="-0.619cm" svg:width="1.05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text:tab/><text:tab/>SINON FAIRE</text:p>
      <text:p text:style-name="Standard"><text:tab/><text:tab/><text:tab/>ÉCRIRE "Les racines sont : <draw:frame draw:style-name="fr1" draw:name="Objet6" text:anchor-type="as-char" svg:y="-0.377cm" svg:width="0.57cm" svg:height="0.533cm" draw:z-index="5"><draw:object xlink:href="./Object 6" xlink:type="simple" xlink:show="embed" xlink:actuate="onLoad"/><draw:image xlink:href="./ObjectReplacements/Object 6" xlink:type="simple" xlink:show="embed" xlink:actuate="onLoad"/></draw:frame> = " <text:s/><draw:frame draw:style-name="fr1" draw:name="Objet9" text:anchor-type="as-char" svg:y="-0.656cm" svg:width="2.332cm" svg:height="1.035cm" draw:z-index="8"><draw:object xlink:href="./Object 9" xlink:type="simple" xlink:show="embed" xlink:actuate="onLoad"/><draw:image xlink:href="./ObjectReplacements/Object 9" xlink:type="simple" xlink:show="embed" xlink:actuate="onLoad"/></draw:frame> "; <draw:frame draw:style-name="fr1" draw:name="Objet7" text:anchor-type="as-char" svg:y="-0.377cm" svg:width="0.579cm" svg:height="0.533cm" draw:z-index="6"><draw:object xlink:href="./Object 7" xlink:type="simple" xlink:show="embed" xlink:actuate="onLoad"/><draw:image xlink:href="./ObjectReplacements/Object 7" xlink:type="simple" xlink:show="embed" xlink:actuate="onLoad"/></draw:frame> = " <draw:frame draw:style-name="fr1" draw:name="Objet8" text:anchor-type="as-char" svg:y="-0.656cm" svg:width="2.332cm" svg:height="1.03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tab/><text:tab/>FIN SI</text:p>
      <text:p text:style-name="Standard"><text:tab/>FIN SI</text:p>
      <text:p text:style-name="Standard">FIN programme princip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from-top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0-05T11:45:37</meta:creation-date>
    <dc:date>2018-10-05T14:01:21</dc:date>
    <meta:editing-duration>PT00H09M56S</meta:editing-duration>
    <meta:editing-cycles>2</meta:editing-cycles>
    <meta:generator>OOoLight/1.5$Unix OpenOffice.org_project/150r1531$Build-151</meta:generator>
    <meta:document-statistic meta:table-count="0" meta:image-count="0" meta:object-count="9" meta:page-count="1" meta:paragraph-count="18" meta:word-count="88" meta:character-count="496"/>
  </office:meta>
</office:document-meta>
</file>

<file path=Object 1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 + bx + c=0</annotation>
  </semantics>
</math>
</file>

<file path=Object 2/content.xml><?xml version="1.0" encoding="utf-8"?>
<math xmlns="http://www.w3.org/1998/Math/MathML">
  <semantics>
    <mrow>
      <mi mathvariant="normal">−</mi>
      <mfrac>
        <mi>c</mi>
        <mi>b</mi>
      </mfrac>
    </mrow>
    <annotation encoding="StarMath 5.0">- {c over b}</annotation>
  </semantics>
</math>
</file>

<file path=Object 3/content.xml><?xml version="1.0" encoding="utf-8"?>
<math xmlns="http://www.w3.org/1998/Math/MathML">
  <semantics>
    <mrow>
      <msup>
        <mi>b</mi>
        <mn>2</mn>
      </msup>
      <mi mathvariant="normal">−</mi>
      <mn>4ac</mn>
    </mrow>
    <annotation encoding="StarMath 5.0">b^2 - 4ac</annotation>
  </semantics>
</math>
</file>

<file path=Object 4/content.xml><?xml version="1.0" encoding="utf-8"?>
<math xmlns="http://www.w3.org/1998/Math/MathML">
  <semantics>
    <mrow>
      <msub>
        <mi>x</mi>
        <mn>1</mn>
      </msub>
      <mi mathvariant="normal">=</mi>
      <msub>
        <mi>x</mi>
        <mn>2</mn>
      </msub>
    </mrow>
    <annotation encoding="StarMath 5.0">x_1 = x_2</annotation>
  </semantics>
</math>
</file>

<file path=Object 5/content.xml><?xml version="1.0" encoding="utf-8"?>
<math xmlns="http://www.w3.org/1998/Math/MathML">
  <semantics>
    <mrow>
      <mi mathvariant="normal">−</mi>
      <mfrac>
        <mi>b</mi>
        <mn>2a</mn>
      </mfrac>
    </mrow>
    <annotation encoding="StarMath 5.0">-{ b over {2a}}</annotation>
  </semantics>
</math>
</file>

<file path=Object 6/content.xml><?xml version="1.0" encoding="utf-8"?>
<math xmlns="http://www.w3.org/1998/Math/MathML">
  <semantics>
    <msub>
      <mi>x</mi>
      <mn>1</mn>
    </msub>
    <annotation encoding="StarMath 5.0">x_1</annotation>
  </semantics>
</math>
</file>

<file path=Object 7/content.xml><?xml version="1.0" encoding="utf-8"?>
<math xmlns="http://www.w3.org/1998/Math/MathML">
  <semantics>
    <msub>
      <mi>x</mi>
      <mn>2</mn>
    </msub>
    <annotation encoding="StarMath 5.0">x_2</annotation>
  </semantics>
</math>
</file>

<file path=Object 8/content.xml><?xml version="1.0" encoding="utf-8"?>
<math xmlns="http://www.w3.org/1998/Math/MathML">
  <semantics>
    <mrow>
      <mi mathvariant="normal">−</mi>
      <mfrac>
        <mrow>
          <mi>b</mi>
          <mo stretchy="false">+</mo>
          <msqrt>
            <mi mathvariant="italic">delta</mi>
          </msqrt>
        </mrow>
        <mn>2a</mn>
      </mfrac>
    </mrow>
    <annotation encoding="StarMath 5.0">- { {b + sqrt {delta} }over {2a}} </annotation>
  </semantics>
</math>
</file>

<file path=Object 9/content.xml><?xml version="1.0" encoding="utf-8"?>
<math xmlns="http://www.w3.org/1998/Math/MathML">
  <semantics>
    <mrow>
      <mi mathvariant="normal">−</mi>
      <mfrac>
        <mrow>
          <mi>b</mi>
          <mi mathvariant="normal">−</mi>
          <msqrt>
            <mi mathvariant="italic">delta</mi>
          </msqrt>
        </mrow>
        <mn>2a</mn>
      </mfrac>
    </mrow>
    <annotation encoding="StarMath 5.0">- { {b - sqrt {delta} }over {2a}}</annotation>
  </semantics>
</math>
</file>